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style:font-name="Arial" fo:font-size="16pt" style:font-name-asian="Arial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8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9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0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1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13" style:family="paragraph" style:parent-style-name="Text_20_body" style:list-style-name="L5">
      <style:paragraph-properties fo:line-height="150%"/>
      <style:text-properties style:font-name="Arial" fo:font-size="16pt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</style:style>
    <style:style style:name="P20" style:family="paragraph" style:parent-style-name="Text_20_body" style:list-style-name="L6">
      <style:paragraph-properties fo:margin-top="0cm" fo:margin-bottom="0cm" fo:line-height="150%" style:writing-mode="lr-tb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ize-complex="16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language-asian="ja" style:country-asian="JP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T6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7" style:family="text">
      <style:text-properties fo:background-color="#ccff66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style:font-style-asian="italic" style:font-weight-asian="bold" style:font-style-complex="italic" style:font-weight-complex="bold"/>
    </style:style>
    <style:style style:name="T12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1"/>
      <text:p text:style-name="P6"><text:span text:style-name="T5">44#14.1_X</text:span><text:span text:style-name="T4">---------------------------------------------------------------------------</text:span></text:p>
      <text:p text:style-name="P7">[1] res free# JVEMV6 44#14.1_1 / 44. currency / 14. OBS-DP / 1. start / 20201219_180424</text:p>
      <text:p text:style-name="P1"/>
      <text:p text:style-name="P1">[do] <text:span text:style-name="T1">#_ </text:span></text:p>
      <text:list xml:id="list558975583010649229" text:style-name="L1">
        <text:list-item>
          <text:p text:style-name="P15">REVIEW </text:p>
        </text:list-item>
        <text:list-item>
          <text:p text:style-name="P15">TASK-1</text:p>
        </text:list-item>
      </text:list>
      <text:p text:style-name="P1">[next]</text:p>
      <text:list xml:id="list6631944167293269717" text:style-name="L2">
        <text:list-item>
          <text:p text:style-name="P16">TASK</text:p>
          <text:list>
            <text:list-item>
              <text:p text:style-name="P16">log_JVE_44_13_53.[session-1~].ods // C:\WORKS_2\WS\WS_Others.JVEMV6\JVEMV6\44_currency\10_prog-php\2_tester</text:p>
            </text:list-item>
          </text:list>
        </text:list-item>
      </text:list>
      <text:p text:style-name="P2">[/ XXX] </text:p>
      <text:p text:style-name="P1"/>
      <text:p text:style-name="P3"/>
      <text:p text:style-name="P6"><text:span text:style-name="T5">44#14.1_1</text:span><text:span text:style-name="T4">---------------------------------------------------------------------------</text:span></text:p>
      <text:p text:style-name="P7">[2] res free# JVEMV6 44#14.1_X / 44. currency / 14. OBS-DP / 1. start / 20201220_214622</text:p>
      <text:p text:style-name="P1"/>
      <text:p text:style-name="P1">[do] <text:span text:style-name="T1">#_ </text:span></text:p>
      <text:list xml:id="list2718354986554134044" text:style-name="L6">
        <text:list-item>
          <text:p text:style-name="P20"><text:span text:style-name="T4">observe ==&gt; spreadsheet → C:\WORKS_2\WS\WS_Others.JVEMV6\JVEMV6\44_currency</text:span><text:soft-page-break/><text:span text:style-name="T4">\10_prog-php\2_tester\log_JVE_44_13_53.[session-1~].ods</text:span></text:p>
          <text:list>
            <text:list-item>
              <text:p text:style-name="P20"><text:span text:style-name="T4">“1_5”</text:span></text:p>
            </text:list-item>
          </text:list>
        </text:list-item>
      </text:list>
      <text:p text:style-name="P1"/>
      <text:p text:style-name="P1">[next]</text:p>
      <text:list xml:id="list8548959723944859230" text:style-name="L7">
        <text:list-item>
          <text:p text:style-name="P17">==&gt; see memo</text:p>
        </text:list-item>
      </text:list>
      <text:p text:style-name="P1"/>
      <text:p text:style-name="P3">@@@</text:p>
      <text:p text:style-name="P6"><text:span text:style-name="T5">44#14.1_X</text:span><text:span text:style-name="T4">---------------------------------------------------------------------------</text:span></text:p>
      <text:p text:style-name="P7">[3] res free# JVEMV6 44#14.1_X / 44. currency / 14. OBS-DP / 1. start / XXX</text:p>
      <text:p text:style-name="P1"/>
      <text:p text:style-name="P1">[do] <text:span text:style-name="T1">#_ </text:span></text:p>
      <text:p text:style-name="P1"/>
      <text:p text:style-name="P1">[next]</text:p>
      <text:p text:style-name="P1"><text:line-break/><text:span text:style-name="T7">[/ XXX] </text:span></text:p>
      <text:p text:style-name="P1"/>
      <text:p text:style-name="P1"/>
      <text:p text:style-name="P1"/>
      <text:p text:style-name="P1">------------------------------------------------ [TEMPLATE] 20191224_144528</text:p>
      <text:p text:style-name="P1"><text:span text:style-name="T6">XX</text:span>---------------------------------------------------------------------------</text:p>
      <text:p text:style-name="P22"><text:span text:style-name="T11">res free# JVEMV6 44#10.2_XX / 44. currency / 10. prog-php / 2. tester / <text:s/>XXXX</text:span></text:p>
      <text:p text:style-name="P1"/>
      <text:p text:style-name="P1"><text:soft-page-break/>[do] <text:span text:style-name="T1">#_ </text:span></text:p>
      <text:p text:style-name="P1"/>
      <text:p text:style-name="P1">[next]</text:p>
      <text:p text:style-name="P4"><text:line-break/><text:span text:style-name="T7">[/ XXX] </text:span></text:p>
      <text:p text:style-name="P8"/>
      <text:p text:style-name="P8"/>
      <text:p text:style-name="P8"/>
      <text:p text:style-name="P5"/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12">###</text:p>
          </table:table-cell>
          <table:covered-table-cell/>
        </table:table-row>
        <table:table-row>
          <table:table-cell table:style-name="表5.A2" office:value-type="float" office:value="1">
            <text:p text:style-name="P11">1</text:p>
          </table:table-cell>
          <table:table-cell table:style-name="表5.B2" office:value-type="string">
            <text:p text:style-name="P10"><office:annotation office:name="__Annotation__8900_5646382082"><dc:creator>iwabuchi ken</dc:creator><dc:date>2020-06-18T17:30:51.18</dc:date><text:p text:style-name="P23"><text:span text:style-name="T12">https://stackoverflow.com/questions/357315/get-list-of-passed-arguments-in-windows-batch-script-bat</text:span></text:p></office:annotation><text:span text:style-name="T9">C:</text:span><office:annotation-end office:name="__Annotation__8900_5646382082"/><text:span text:style-name="T9">\WORKS_2\WS\WS_Others.JVEMV6\JVEMV6\44_currency\10_prog-php\2</text:span></text:p>
            <text:p text:style-name="P10"><text:span text:style-name="T9">_tester\end_all_cake.bat <text:s text:c="8"/></text:span><text:span text:style-name="T10"><text:s text:c="4"/></text:span><text:s text:c="40"/><text:span text:style-name="T2">[9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2" office:value-type="float" office:value="2">
            <text:p text:style-name="P9">2</text:p>
          </table:table-cell>
          <table:table-cell table:style-name="表5.B2" office:value-type="string">
            <text:p text:style-name="P9"><office:annotation office:name="__Annotation__8900_56463820813"><dc:creator>iwabuchi ken</dc:creator><dc:date>2020-06-18T17:30:51.23</dc:date><text:p text:style-name="P23"><text:span text:style-name="T12">https://stackoverflow.com/questions/357315/get-list-of-passed-arguments-in-windows-batch-script-bat</text:span></text:p></office:annotation><text:span text:style-name="T9">C:</text:span><office:annotation-end office:name="__Annotation__8900_56463820813"/><text:span text:style-name="T9">\WORKS_2\WS\WS_Others.JVEMV6\JVEMV6\44_currency\10_prog-php\2_tester\end_all_mt4.bat <text:s text:c="55"/></text:span><text:span text:style-name="T2">[9] res free# JVEMV6 44#13.53_X / 44. currency / 13. tasks / 53. update:fx_utilities/util_3__Gen_Trading_Result_List <text:s/>/ XXX</text:span>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9"><office:annotation office:name="__Annotation__8900_564638208111"><dc:creator>iwabuchi ken</dc:creator><dc:date>2020-06-18T17:30:51.23</dc:date><text:p text:style-name="P23"><text:span text:style-name="T12">https://stackoverflow.com/questions/357315/get-list-of-passed-arguments-in-windows-batch-script-bat</text:span></text:p></office:annotation><text:span text:style-name="T8">C:</text:span><office:annotation-end office:name="__Annotation__8900_564638208111"/><text:span text:style-name="T8">\WORKS_2\WS\WS_Others.JVEMV6\JVEMV6\44_currency\10_prog-php\2_tester\end_all_jve.bat</text:span> <text:s text:c="50"/><text:span text:style-name="T3">[2] res free# JVEMV6 44#14.1_X / 44. currency / 14. OBS-DP / 1. start / 20201220_214622</text:span></text:p>
          </table:table-cell>
        </table:table-row>
        <table:table-row>
          <table:table-cell table:style-name="表5.A2" office:value-type="float" office:value="4">
            <text:p text:style-name="P9">4</text:p>
          </table:table-cell>
          <table:table-cell table:style-name="表5.B2" office:value-type="string">
            <text:p text:style-name="P9"><office:annotation office:name="__Annotation__8900_564638208121"><dc:creator>iwabuchi ken</dc:creator><dc:date>2020-06-18T17:30:51.24</dc:date><text:p text:style-name="P23"><text:span text:style-name="T12">https://stackoverflow.com/questions/357315/get-list-of-passed-arguments-in-windows-batch-script-bat</text:span></text:p></office:annotation><text:span text:style-name="T8">C:</text:span><office:annotation-end office:name="__Annotation__8900_564638208121"/><text:span text:style-name="T8">\WORKS_2\WS\WS_Others.JVEMV6\JVEMV6\44_currency\10_prog-php\2_tester\end_all_apps.bat</text:span> <text:span text:style-name="T2">[9] res free# JVEMV6 44#13.53_X / 44. </text:span><text:span text:style-name="T2">currency / 13. tasks / 53. </text:span><text:span text:style-name="T2">update:fx_utilities/util_3__Gen_Trading_Result_List <text:s/>/ XXX</text:span></text:p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9"/>
          </table:table-cell>
        </table:table-row>
      </table:table>
      <text:list xml:id="list976490508008614609" text:style-name="L5">
        <text:list-item>
          <text:p text:style-name="P13"><text:soft-page-break/></text:p>
        </text:list-item>
      </text:list>
      <text:p text:style-name="P1"/>
      <text:p text:style-name="P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12-20T21:48:49.74</dc:date>
    <dc:creator>iwabuchi ken</dc:creator>
    <meta:editing-duration>P12DT15H57M7S</meta:editing-duration>
    <meta:editing-cycles>2128</meta:editing-cycles>
    <meta:generator>OpenOffice/4.1.3$Win32 OpenOffice.org_project/413m1$Build-9783</meta:generator>
    <meta:document-statistic meta:table-count="1" meta:image-count="0" meta:object-count="0" meta:page-count="4" meta:paragraph-count="39" meta:word-count="197" meta:character-count="2111"/>
  </office:meta>
</office:document-meta>
</file>